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4" table:style-name="ce2" office:value-type="string" calcext:value-type="string">
            <text:p>test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3" table:style-name="ce2" office:value-type="string" calcext:value-type="string">
            <text:p>coif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ce2" office:value-type="string" calcext:value-type="string">
            <text:p>en1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office:value-type="string" calcext:value-type="string">
            <text:p>pré</text:p>
          </table:table-cell>
          <table:table-cell table:style-name="ce2" office:value-type="string" calcext:value-type="string">
            <text:p>pr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3" table:style-name="ce2" office:value-type="string" calcext:value-type="string">
            <text:p>chev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office:value-type="string" calcext:value-type="string">
            <text:p>partie</text:p>
          </table:table-cell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table:style-name="ce2" office:value-type="string" calcext:value-type="string">
            <text:p>ra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3" table:style-name="ce2" office:value-type="string" calcext:value-type="string">
            <text:p>damnede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table:style-name="ce2"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3" table:style-name="ce2" office:value-type="string" calcext:value-type="string">
            <text:p>to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office:value-type="string" calcext:value-type="string">
            <text:p>vif</text:p>
          </table:table-cell>
          <table:table-cell table:style-name="ce2" office:value-type="string" calcext:value-type="string">
            <text:p>vif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3" table:style-name="ce2" office:value-type="string" calcext:value-type="string">
            <text:p>pöe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3" table:style-name="ce2" office:value-type="string" calcext:value-type="string">
            <text:p>esm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3" table:style-name="ce2" office:value-type="string" calcext:value-type="string">
            <text:p>gemé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2" table:style-name="ce2" office:value-type="string" calcext:value-type="string">
            <text:p>fierabras</text:p>
          </table:table-cell>
          <table:table-cell table:style-name="ce2" office:value-type="string" calcext:value-type="string">
            <text:p>Fierabra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3" table:style-name="ce2" office:value-type="string" calcext:value-type="string">
            <text:p>asse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3" table:style-name="ce2" office:value-type="string" calcext:value-type="string">
            <text:p>gait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office:value-type="string" calcext:value-type="string">
            <text:p>descovrir</text:p>
          </table:table-cell>
          <table:table-cell table:style-name="ce2" office:value-type="string" calcext:value-type="string">
            <text:p>descovr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office:value-type="string" calcext:value-type="string">
            <text:p>apercevoir</text:p>
          </table:table-cell>
          <table:table-cell table:style-name="ce2" office:value-type="string" calcext:value-type="string">
            <text:p>aperce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3" table:style-name="ce2" office:value-type="string" calcext:value-type="string">
            <text:p>avi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office:value-type="string" calcext:value-type="string">
            <text:p>retraire</text:p>
          </table:table-cell>
          <table:table-cell table:style-name="ce2" office:value-type="string" calcext:value-type="string">
            <text:p>retraire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office:value-type="string" calcext:value-type="string">
            <text:p>letré1</text:p>
          </table:table-cell>
          <table:table-cell table:style-name="ce2" office:value-type="string" calcext:value-type="string">
            <text:p>letré1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office:value-type="string" calcext:value-type="string">
            <text:p>desor</text:p>
          </table:table-cell>
          <table:table-cell table:style-name="ce2" office:value-type="string" calcext:value-type="string">
            <text:p>deso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3" table:style-name="ce2" office:value-type="string" calcext:value-type="string">
            <text:p>mame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office:value-type="string" calcext:value-type="string">
            <text:p>hauberc</text:p>
          </table:table-cell>
          <table:table-cell table:style-name="ce2" office:value-type="string" calcext:value-type="string">
            <text:p>hauber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3" table:style-name="ce2" office:value-type="string" calcext:value-type="string">
            <text:p>desroi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table:style-name="ce2" office:value-type="string" calcext:value-type="string">
            <text:p>liier3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office:value-type="string" calcext:value-type="string">
            <text:p>detrenchier</text:p>
          </table:table-cell>
          <table:table-cell table:style-name="ce2" office:value-type="string" calcext:value-type="string">
            <text:p>detren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office:value-type="string" calcext:value-type="string">
            <text:p>apoiier</text:p>
          </table:table-cell>
          <table:table-cell table:style-name="ce2" office:value-type="string" calcext:value-type="string">
            <text:p>apoi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table:style-name="ce2" office:value-type="string" calcext:value-type="string">
            <text:p>ir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office:value-type="string" calcext:value-type="string">
            <text:p>brant1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3" table:style-name="ce2" office:value-type="string" calcext:value-type="string">
            <text:p>bot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office:value-type="string" calcext:value-type="string">
            <text:p>senestre</text:p>
          </table:table-cell>
          <table:table-cell table:style-name="ce2" office:value-type="string" calcext:value-type="string">
            <text:p>senestre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table:style-name="ce2" office:value-type="string" calcext:value-type="string">
            <text:p>col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3" table:style-name="ce2" office:value-type="string" calcext:value-type="string">
            <text:p>dusqu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3" table:style-name="ce2" office:value-type="string" calcext:value-type="string">
            <text:p>mi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3"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table:style-name="ce2" office:value-type="string" calcext:value-type="string">
            <text:p>trenchi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table:style-name="ce2" office:value-type="string" calcext:value-type="string">
            <text:p>cop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office:value-type="string" calcext:value-type="string">
            <text:p>böel</text:p>
          </table:table-cell>
          <table:table-cell table:style-name="ce2" office:value-type="string" calcext:value-type="string">
            <text:p>bö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office:value-type="string" calcext:value-type="string">
            <text:p>hors</text:p>
          </table:table-cell>
          <table:table-cell table:style-name="ce2" office:value-type="string" calcext:value-type="string">
            <text:p>hors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office:value-type="string" calcext:value-type="string">
            <text:p>voler</text:p>
          </table:table-cell>
          <table:table-cell table:style-name="ce2" office:value-type="string" calcext:value-type="string">
            <text:p>vol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maumetre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3" table:style-name="Default"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3" table:style-name="Default"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3" table:style-name="Default"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3" table:style-name="Default"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trinité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table:style-name="Default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3" table:style-name="Default" office:value-type="string" calcext:value-type="string">
            <text:p>bon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3" table:style-name="Default" office:value-type="string" calcext:value-type="string">
            <text:p>dieu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3" table:style-name="Default"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lë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3" table:style-name="Default"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3" table:style-name="Default"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3" table:style-name="Default" office:value-type="string" calcext:value-type="string">
            <text:p>d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relique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an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3" table:style-name="Default"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3" table:style-name="Default"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3" table:style-name="Default"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office:value-type="string" calcext:value-type="string">
            <text:p>plorer</text:p>
          </table:table-cell>
          <table:table-cell table:style-name="Default" office:value-type="string" calcext:value-type="string">
            <text:p>plorer</text:p>
          </table:table-cell>
          <table:table-cell table:style-name="ce3"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3"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intr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3" table:style-name="Default"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poi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blï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bender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3" table:style-name="Default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3" table:style-name="Default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3" table:style-name="Default"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3" table:style-name="ce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xandre</text:p>
          </table:table-cell>
          <table:table-cell table:style-name="ce4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3" table:style-name="Default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umelité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crever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abriver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3" table:style-name="Default" office:value-type="string" calcext:value-type="string">
            <text:p>ares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3" table:style-name="Default"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2" table:style-name="ce3" office:value-type="string" calcext:value-type="string">
            <text:p>en1+le|es</text:p>
          </table:table-cell>
          <table:table-cell table:style-name="ce3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3" table:style-name="Default"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3" table:style-name="Default"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3" table:style-name="Default"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3" table:style-name="Default"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3" table:style-name="Default"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tel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3" table:style-name="Default"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3" table:style-name="ce3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3" table:style-name="Default"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3" table:style-name="Default"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3" table:style-name="Default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3"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planter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3" table:style-name="ce3"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3" table:style-name="Default"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3" table:style-name="Default"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3" table:style-name="Default"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table:style-name="Default" office:value-type="string" calcext:value-type="string">
            <text:p>Franc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3" table:style-name="Default"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bonté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3" table:style-name="Default"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3" table:style-name="Default"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3" table:style-name="Default"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3" table:style-name="Default"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2" table:style-name="ce4" office:value-type="string" calcext:value-type="string">
            <text:p>aigre</text:p>
          </table:table-cell>
          <table:table-cell table:style-name="ce4" office:value-type="string" calcext:value-type="string">
            <text:p>Aig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2" table:style-name="ce4" office:value-type="string" calcext:value-type="string">
            <text:p>moree</text:p>
          </table:table-cell>
          <table:table-cell table:style-name="ce4" office:value-type="string" calcext:value-type="string">
            <text:p>Mor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3" table:style-name="Default" office:value-type="string" calcext:value-type="string">
            <text:p>ma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3" table:style-name="Default"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3" table:style-name="Default"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3" table:style-name="Default"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table:style-name="ce3" office:value-type="string" calcext:value-type="string">
            <text:p>Fl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3" table:style-name="Default"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3"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3" table:style-name="Default"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3" table:style-name="Default"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3" table:style-name="ce2"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inç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3" table:style-name="Default"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3" table:style-name="Default"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3" table:style-name="Default"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3" table:style-name="Default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livrer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demener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3" table:style-name="Default"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3" table:style-name="Default"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3" table:style-name="Default"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3" table:style-name="Default"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3"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3" table:style-name="Default"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3" table:style-name="Default"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chai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3" table:style-name="ce3"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3" table:style-name="Default"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3" table:style-name="Default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3" table:style-name="Default"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desfermer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3" table:style-name="Default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3" table:style-name="Default"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office:value-type="string" calcext:value-type="string">
            <text:p>paver</text:p>
          </table:table-cell>
          <table:table-cell table:style-name="Default" office:value-type="string" calcext:value-type="string">
            <text:p>pav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3" table:style-name="Default"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combler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2" table:style-name="Default" office:value-type="string" calcext:value-type="string">
            <text:p>gui </text:p>
          </table:table-cell>
          <table:table-cell table:style-name="Default"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table:style-name="ce4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3" table:style-name="Default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3" table:style-name="Default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3" table:style-name="Default"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2" table:style-name="ce4" office:value-type="string" calcext:value-type="string">
            <text:p>floripas</text:p>
          </table:table-cell>
          <table:table-cell table:style-name="ce4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office:value-type="string" calcext:value-type="string">
            <text:p>dorer</text:p>
          </table:table-cell>
          <table:table-cell table:style-name="Default" office:value-type="string" calcext:value-type="string">
            <text:p>dor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l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j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saisir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3" table:style-name="Default"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3"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pro ?</text:p>
          </table:table-cell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3" table:style-name="Default"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3" table:style-name="ce3"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acorre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3" table:style-name="Default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escheveler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3" table:style-name="Default"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torner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3" table:style-name="Default"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gonder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2" table:style-name="ce4" office:value-type="string" calcext:value-type="string">
            <text:p>gui </text:p>
          </table:table-cell>
          <table:table-cell table:style-name="ce4"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table:style-name="ce4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3" table:style-name="Default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escouter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taire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3" table:style-name="Default"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3" table:style-name="Default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3" table:style-name="Default"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3" table:style-name="Default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3" table:style-name="Default"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3" table:style-name="Default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3" table:style-name="Default"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sauver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2" table:style-name="ce4" office:value-type="string" calcext:value-type="string">
            <text:p>gui </text:p>
          </table:table-cell>
          <table:table-cell table:style-name="ce4"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conter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3" table:style-name="Default"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dur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icest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restorer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aloir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3" table:style-name="Default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3"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3" table:style-name="Default"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cor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3" table:style-name="Default"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nobíle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crüauté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prisier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3" table:style-name="Default"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vas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3"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2" table:style-name="ce4" office:value-type="string" calcext:value-type="string">
            <text:p>peregorz</text:p>
          </table:table-cell>
          <table:table-cell table:style-name="ce4" office:value-type="string" calcext:value-type="string">
            <text:p>Peregor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3" table:style-name="Default"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2" table:style-name="ce4" office:value-type="string" calcext:value-type="string">
            <text:p>jocere</text:p>
          </table:table-cell>
          <table:table-cell table:style-name="ce4"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3" table:style-name="Default"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adober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3"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s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3" table:style-name="Default"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3" table:style-name="Default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3"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3" table:style-name="Default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3" table:style-name="Default"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3" table:style-name="ce2"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3" table:style-name="ce3"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3" table:style-name="Default"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2" table:style-name="ce4"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3" table:style-name="Default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3" table:style-name="Default"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3" table:style-name="Default"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2" table:style-name="ce3" office:value-type="string" calcext:value-type="string">
            <text:p>erumprez</text:p>
          </table:table-cell>
          <table:table-cell table:style-name="ce3"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3" table:style-name="Default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3" table:style-name="Default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3"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mien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savoir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3" table:style-name="Default"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3" table:style-name="Default"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3" table:style-name="Default" office:value-type="string" calcext:value-type="string">
            <text:p>coi2</text:p>
          </table:table-cell>
          <table:table-cell table:style-name="ce3"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3" table:style-name="Default"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3" table:style-name="Default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3" table:style-name="Default"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table:style-name="ce2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3" table:style-name="Default" office:value-type="string" calcext:value-type="string">
            <text:p>pomelé2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3" table:style-name="Default"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3" table:style-name="Default"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3" table:style-name="Default"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3"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3"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3"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3" table:style-name="Default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2"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3" table:style-name="Default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3" table:style-name="Default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gra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3" table:style-name="Default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2" table:style-name="ce4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3" table:style-name="ce4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3" table:style-name="Default"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3" table:style-name="ce3"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2" table:style-name="ce4" office:value-type="string" calcext:value-type="string">
            <text:p>gilemer</text:p>
          </table:table-cell>
          <table:table-cell table:style-name="ce4" office:value-type="string" calcext:value-type="string">
            <text:p>G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3" table:style-name="ce3" office:value-type="string" calcext:value-type="string">
            <text:p>aler <text:s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3" table:style-name="Default"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3" table:style-name="Default"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refuser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vilain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3" table:style-name="ce3" office:value-type="string" calcext:value-type="string">
            <text:p>pie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8:57:50.213569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09T19:10:16.982769236</dc:date>
    <meta:editing-duration>P2DT6H26M10S</meta:editing-duration>
    <meta:editing-cycles>633</meta:editing-cycles>
    <meta:generator>LibreOffice/5.1.6.2$Linux_X86_64 LibreOffice_project/10m0$Build-2</meta:generator>
    <meta:document-statistic meta:table-count="1" meta:cell-count="14522" meta:object-count="0"/>
  </office:meta>
</office:document-meta>
</file>